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SFMono-Regular" svg:font-family="SFMono-Regular, Consolas, 'Roboto Mono', 'Droid Sans Mono', 'Liberation Mono', Menlo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451a5" style:font-name="Consolas" fo:font-size="10.5pt" fo:font-weight="normal" fo:background-color="#fffffe"/>
    </style:style>
    <style:style style:name="T1" style:family="text">
      <style:text-properties fo:color="#000000" style:font-name="Consolas" fo:font-size="10.5pt" fo:font-weight="normal" fo:background-color="#fffffe"/>
    </style:style>
    <style:style style:name="T2" style:family="text">
      <style:text-properties fo:font-variant="normal" fo:text-transform="none" fo:color="#c7254e" style:font-name="SFMono-Regular" fo:font-size="11.25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</text:p>
      <text:p text:style-name="P2">priorité sur les styles : classes de haut en bas&lt;id&lt;style imbriqué</text:p>
      <text:p text:style-name="P2">variables css:--nomVar</text:p>
      <text:p text:style-name="P2">utilisation <text:span text:style-name="T1">var(--nomVar,valeurSecondaire)</text:span></text:p>
      <text:p text:style-name="P3">code de support : déclarer la même prop avant sans variable</text:p>
      <text:p text:style-name="P3">déclarer dans un sélecteur :root{}</text:p>
      <text:p text:style-name="P3">on peut ensuite réécrire ces variables dans les enfants en réécrivant la valeur</text:p>
      <text:p text:style-name="P3">on peut aussi redéfinir un root dans une media query</text:p>
      <text:p text:style-name="P3">.links : sélectionner les liens</text:p>
      <text:p text:style-name="P3"><text:span text:style-name="T2">linear-gradient(gradient_direction, color 1, color 2, color 3, ...);</text:span> </text:p>
      <text:p text:style-name="P4">repeating-linear-gradien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SFMono-Regular" svg:font-family="SFMono-Regular, Consolas, 'Roboto Mono', 'Droid Sans Mono', 'Liberation Mono', Menlo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9-06-02T23:47:25.10</meta:creation-date>
    <dc:date>2019-06-03T20:21:57.69</dc:date>
    <dc:creator>bastien </dc:creator>
    <meta:editing-duration>PT9H23M29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11" meta:word-count="71" meta:character-count="482"/>
  </office:meta>
</office:document-meta>
</file>